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style:font-face style:name="OpenSymbol" svg:font-family="OpenSymbol"/>
    <style:font-face style:name="San Francisco" svg:font-family="'San Francisco', Helvetica, Arial, Tahoma, Verdana, sans-serif"/>
    <style:font-face style:name="Tahoma1" svg:font-family="Tahoma"/>
    <style:font-face style:name="Roboto" svg:font-family="Roboto"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variant="normal" fo:text-transform="none" fo:color="#444444" style:font-name="Open Sans" fo:font-size="9.89999961853027pt" fo:letter-spacing="normal" fo:font-style="normal" fo:font-weight="normal"/>
    </style:style>
    <style:style style:name="P2" style:family="paragraph" style:parent-style-name="Text_20_body">
      <style:paragraph-properties fo:text-align="justify" style:justify-single-word="false"/>
      <style:text-properties fo:font-variant="normal" fo:text-transform="none" fo:color="#000000" style:font-name="Roboto" fo:font-size="9.89999961853027pt" fo:letter-spacing="normal" fo:language="ru" fo:country="RU" fo:font-style="normal" fo:font-weight="normal"/>
    </style:style>
    <style:style style:name="P3" style:family="paragraph" style:parent-style-name="Text_20_body" style:list-style-name="L2">
      <style:paragraph-properties fo:text-align="justify" style:justify-single-word="false"/>
      <style:text-properties fo:font-variant="normal" fo:text-transform="none" fo:color="#000000" style:font-name="Roboto" fo:font-size="9.89999961853027pt" fo:letter-spacing="normal" fo:language="ru" fo:country="RU" fo:font-style="normal" fo:font-weight="normal"/>
    </style:style>
    <style:style style:name="P4" style:family="paragraph" style:parent-style-name="Text_20_body">
      <style:text-properties fo:color="#009900" style:font-name="Roboto" fo:language="ru" fo:country="RU"/>
    </style:style>
    <style:style style:name="P5" style:family="paragraph" style:parent-style-name="Text_20_body">
      <style:text-properties style:font-name="Roboto" fo:language="ru" fo:country="RU"/>
    </style:style>
    <style:style style:name="P6" style:family="paragraph" style:parent-style-name="Text_20_body" style:list-style-name="L1">
      <style:text-properties style:font-name="Roboto" fo:language="ru" fo:country="RU"/>
    </style:style>
    <style:style style:name="P7" style:family="paragraph" style:parent-style-name="Heading_20_1">
      <style:text-properties style:font-name="Roboto"/>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Heading_20_2">
      <style:text-properties style:font-name="Roboto"/>
    </style:style>
    <style:style style:name="T1" style:family="text">
      <style:text-properties fo:language="en" fo:country="US"/>
    </style:style>
    <style:style style:name="T2" style:family="text">
      <style:text-properties style:font-name="Roboto"/>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8">Мебель<text:tab/>1</text:p>
          <text:p text:style-name="P8">Зеркало<text:tab/>1</text:p>
          <text:p text:style-name="P9">Кривые зеркала<text:tab/>1</text:p>
          <text:p text:style-name="P8">Стекло<text:tab/>1</text:p>
          <text:p text:style-name="P8">Услуги<text:tab/>1</text:p>
          <text:p text:style-name="P8">Преимущества<text:tab/>2</text:p>
        </text:index-body>
      </text:table-of-content>
      <text:h text:style-name="Heading_20_1" text:outline-level="1"><text:span text:style-name="T2">Мебель</text:span></text:h>
      <text:h text:style-name="P7" text:outline-level="1">Зеркало</text:h>
      <text:h text:style-name="P10" text:outline-level="2">Кривые зеркала</text:h>
      <text:p text:style-name="P2">Кривые зеркала специально изготавливаются так, чтобы их отражающая поверхность была изогнутой. В результате кривое зеркало показывает искаженное изображение. </text:p>
      <text:p text:style-name="P2">Область применения кривых зеркал ограничивается лишь фантазией: это могут быть комнаты смеха или дизайнерские решения в интерьере. Кривые зеркала используют в качестве средства привлечения внимания и поднятия настроения покупателям в магазинах. Без кривых зеркал не обходится уже практически ни одна примерочная кабинка в магазине: совсем чуть-чуть искривленное зеркало визуально вытягивает фигуру, делая её более стройной. </text:p>
      <text:p text:style-name="P2">Современные кривые зеркала изготавливают из акрила. Акриловые кривые зеркала обладают целым рядом преимуществ по сравнению с традиционными стеклянными зеркалами: </text:p>
      <text:list xml:id="list7269948428621616127" text:style-name="L2">
        <text:list-item>
          <text:p text:style-name="P3">Основание не подвержено воздействию влаги и перепадам температур. Так можно разместить кривое зеркало на улице. </text:p>
        </text:list-item>
        <text:list-item>
          <text:p text:style-name="P3">Акрил значительно легче стекла. </text:p>
        </text:list-item>
        <text:list-item>
          <text:p text:style-name="P3">Акриловое кривое зеркало практически невозможно разбить, оно очень стойкое к внешним воздействиям.</text:p>
        </text:list-item>
        <text:list-item>
          <text:p text:style-name="P3">Цветное основание зеркала позволит воплотить в жизнь самые креативные дизайнерские идеи.</text:p>
        </text:list-item>
      </text:list>
      <text:p text:style-name="P2">Изготовление кривых зеркал - непростая задача для специалистов. Сначала производятся расчеты для определения геометрии отражающей поверхности кривого зеркала, для получения необходимого оптического эффекта. Затем изготавливается отражающая поверхность с заданными параметрами искривления. На этом этапе особенно важно соблюдать температурный режим вплоть до десятых долей градуса, иначе будущее зеркало или треснет или оптический эффект получится не таким, как нужно. На полученную поверхность наносится отражающий слой, а не него - несколько слоёв защиты от механических и химических повреждений. </text:p>
      <text:p text:style-name="P2">Заказать кривое зеркало, специально спроектированное для Ваших нужд, можно в нашей компании. Позвоните нам, или оставьте заявку на звонок, и наши специалисты подберут для Вас наилучшее решение. </text:p>
      <text:p text:style-name="P2">Наше производственное оборудование позволяет изготовить кривые зеркала любой конфигурации. Размеры кривых зеркал — от __ до __. </text:p>
      <text:p text:style-name="P2">Производство одной зеркальной поверхности размерами ____ занимает в среднем ___ дня.</text:p>
      <text:p text:style-name="P2">Примеры наших работ:</text:p>
      <text:h text:style-name="P7" text:outline-level="1"><text:soft-page-break/>Стекло</text:h>
      <text:p text:style-name="P4"><text:span text:style-name="T1"/></text:p>
      <text:p text:style-name="P5"/>
      <text:h text:style-name="P7" text:outline-level="1">Услуги</text:h>
      <text:p text:style-name="P4">Обработка стекла и зеркал</text:p>
      <text:p text:style-name="P4">Пескоструйная обработка</text:p>
      <text:p text:style-name="P4">Нанесение пленки на стекло</text:p>
      <text:p text:style-name="P4">Закалка стекла</text:p>
      <text:p text:style-name="P4">УФ склейка</text:p>
      <text:h text:style-name="P7" text:outline-level="1">Преимущества</text:h>
      <text:list xml:id="list6169458877761280193" text:style-name="L1">
        <text:list-item>
          <text:p text:style-name="P6">Собственное производство</text:p>
        </text:list-item>
        <text:list-item>
          <text:p text:style-name="P6">Команда профессионалов</text:p>
        </text:list-item>
        <text:list-item>
          <text:p text:style-name="P6">Любовь к своему делу</text:p>
        </text:list-item>
      </text:list>
      <text:p text:style-name="P5"/>
      <text:p text:style-name="P1"/>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style:font-face style:name="OpenSymbol" svg:font-family="OpenSymbol"/>
    <style:font-face style:name="San Francisco" svg:font-family="'San Francisco', Helvetica, Arial, Tahoma, Verdana, sans-serif"/>
    <style:font-face style:name="Tahoma1" svg:font-family="Tahoma"/>
    <style:font-face style:name="Roboto" svg:font-family="Roboto"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22H39M30S</meta:editing-duration>
    <meta:editing-cycles>8</meta:editing-cycles>
    <meta:generator>OpenOffice/4.1.3$Unix OpenOffice.org_project/413m1$Build-9783</meta:generator>
    <dc:date>2017-05-08T14:56:52</dc:date>
    <dc:creator>Ксения Полякова</dc:creator>
    <meta:document-statistic meta:table-count="0" meta:image-count="0" meta:object-count="0" meta:page-count="2" meta:paragraph-count="34" meta:word-count="315" meta:character-count="2395"/>
    <meta:user-defined meta:name="Info 1"/>
    <meta:user-defined meta:name="Info 2"/>
    <meta:user-defined meta:name="Info 3"/>
    <meta:user-defined meta:name="Info 4"/>
  </office:meta>
</office:document-meta>
</file>